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1136" calcext:value-type="float">
            <text:p>93.6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016" calcext:value-type="float">
            <text:p>92.7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7344" calcext:value-type="float">
            <text:p>92.2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8368" calcext:value-type="float">
            <text:p>92.0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6296" calcext:value-type="float">
            <text:p>89.2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7456" calcext:value-type="float">
            <text:p>71.8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6936" calcext:value-type="float">
            <text:p>71.4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7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6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6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6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6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5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605</text:p>
          </table:table-cell>
          <table:table-cell office:value-type="string" calcext:value-type="string">
            <text:p>TWDB:1160605</text:p>
          </table:table-cell>
          <table:table-cell office:value-type="string" calcext:value-type="string">
            <text:p>195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